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</text:span></text:p>
      <text:p text:style-name="P1"><text:span text:style-name="T1"><text:tab/><text:tab/><text:tab/>1. DDL (Data Definiton Language) <text:s/>Queries</text:span></text:p>
      <text:p text:style-name="P1"><text:span text:style-name="T1"><text:tab/><text:tab/>================================================</text:span></text:p>
      <text:p text:style-name="P1"><text:span text:style-name="T1">=&gt;The purpose of <text:s/>DDL (Data Definiton Language) <text:s/>Queries is that "To deal with Physical Level <text:s/>of Tables such as Table crertion with column names, droping tables and re-structuring <text:s/>columns of table".</text:span></text:p>
      <text:p text:style-name="P1"><text:span text:style-name="T1">=&gt;DDL Queries are classified into 3 types. They are</text:span></text:p>
      <text:p text:style-name="P1"><text:span text:style-name="T1"><text:tab/><text:tab/><text:tab/>1. create</text:span></text:p>
      <text:p text:style-name="P1"><text:span text:style-name="T1"><text:tab/><text:tab/><text:tab/>2. alter</text:span></text:p>
      <text:p text:style-name="P1"><text:span text:style-name="T1"><text:tab/><text:tab/><text:tab/>3. drop</text:span></text:p>
      <text:p text:style-name="P1"><text:span text:style-name="T1">----------------------------------------------------------------------------------------------------------</text:span></text:p>
      <text:p text:style-name="P1"><text:span text:style-name="T1">3) drop</text:span></text:p>
      <text:p text:style-name="P1"><text:span text:style-name="T1">----------------------------------------------------------------------------------------------------------</text:span></text:p>
      <text:p text:style-name="P1"><text:span text:style-name="T1">=&gt;This query is used for removing or droping the table from Database Software:</text:span></text:p>
      <text:p text:style-name="P1"><text:span text:style-name="T1">=&gt;Syntax: <text:s text:c="3"/>SQL&gt; drop table <text:s/>tablename</text:span></text:p>
      <text:p text:style-name="P1"><text:span text:style-name="T1">=&gt;Examples: SQL &gt; drop table employee</text:span></text:p>
      <text:p text:style-name="P1"><text:span text:style-name="T1">----------------------------------------------------------------------------------------------------------</text:span></text:p>
      <text:p text:style-name="P1"><text:span text:style-name="T1">1) create</text:span></text:p>
      <text:p text:style-name="P1"><text:span text:style-name="T1">----------------------------------------------------------------------------------------------------------</text:span></text:p>
      <text:p text:style-name="P1"><text:span text:style-name="T1">=&gt;It is used for creating Table in Database Software.</text:span></text:p>
      <text:p text:style-name="P1"><text:span text:style-name="T1">=&gt;Syntax: <text:s/></text:span></text:p>
      <text:p text:style-name="P1"><text:span text:style-name="T1">SQL&gt;create table table-name(col1 DB Data Type, Col2 Db DataType,....Col-n DB Data Type)</text:span></text:p>
      <text:p text:style-name="P1"><text:span text:style-name="T1">Examples:</text:span></text:p>
      <text:p text:style-name="P1"><text:span text:style-name="T1">---------------</text:span></text:p>
      <text:p text:style-name="P1"><text:span text:style-name="T1">SQL&gt; create table student (sno number(2) primary key ,sname varchar2(10) not null ,marks </text:span></text:p>
      <text:p text:style-name="P1"><text:span text:style-name="T1"><text:s text:c="9"/>number(5,2) not null);</text:span></text:p>
      <text:p text:style-name="P1"><text:span text:style-name="T1">---------------------------------------------------------------------------------------------------------------------------</text:span></text:p>
      <text:p text:style-name="P1"><text:soft-page-break/><text:span text:style-name="T1">2) alter------ add <text:s/>option <text:s text:c="5"/>modify <text:s/>option</text:span></text:p>
      <text:p text:style-name="P1"><text:span text:style-name="T1">---------------------------------------------------------------------------------------------------------------------------</text:span></text:p>
      <text:p text:style-name="P1"><text:span text:style-name="T1">=&gt;This Query is used for altering table structure.</text:span></text:p>
      <text:p text:style-name="P1"><text:span text:style-name="T1">=&gt;In Otherwords, alter is used for modifying the Column Sizes ( modify) and adding new </text:span></text:p>
      <text:p text:style-name="P1"><text:span text:style-name="T1"><text:s text:c="4"/>column names ( add <text:s/>) </text:span></text:p>
      <text:p text:style-name="P1"><text:span text:style-name="T1">=&gt;Syntax1:</text:span></text:p>
      <text:p text:style-name="P1"><text:span text:style-name="T1">-----------------</text:span></text:p>
      <text:p text:style-name="P1"><text:span text:style-name="T1">SQL&gt; alter table table-name modify(existing col-name1 DB Data Type,.... existing col-name-n <text:s text:c="3"/>DB Data Type)</text:span></text:p>
      <text:p text:style-name="P2"/>
      <text:p text:style-name="P1"><text:span text:style-name="T1">=&gt;Syntax2:</text:span></text:p>
      <text:p text:style-name="P1"><text:span text:style-name="T1">-----------------</text:span></text:p>
      <text:p text:style-name="P1"><text:span text:style-name="T1">SQL&gt; alter table table-name add(new col-name1 DB Data Type,.... new col-name-n </text:span></text:p>
      <text:p text:style-name="P1"><text:span text:style-name="T1"><text:s text:c="62"/>DB Data Type)</text:span></text:p>
      <text:p text:style-name="P2"/>
      <text:p text:style-name="P1"><text:span text:style-name="T1">Example1:</text:span></text:p>
      <text:p text:style-name="P1"><text:span text:style-name="T1">--------------</text:span></text:p>
      <text:p text:style-name="P1"><text:span text:style-name="T1">SQL&gt; alter table teacher modify(tno number(3),tsal number(6,2));</text:span></text:p>
      <text:p text:style-name="P1"><text:span text:style-name="T1">------------------</text:span></text:p>
      <text:p text:style-name="P1"><text:span text:style-name="T1">Example2:</text:span></text:p>
      <text:p text:style-name="P1"><text:span text:style-name="T1">------------------</text:span></text:p>
      <text:p text:style-name="P1"><text:span text:style-name="T1">SQL&gt; alter table teacher add(cname varchar2(10) not null);</text:span></text:p>
      <text:p text:style-name="P1"><text:span text:style-name="T1">-------------------------------------------------------------------------------------------------------------------------------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5" meta:word-count="215" meta:character-count="2405" meta:non-whitespace-character-count="2118"/>
    <meta:generator>LibreOfficeDev/6.0.5.2$Linux_X86_64 LibreOffice_project/</meta:generator>
  </office:meta>
</office:document-meta>
</file>